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3.632cm"/>
    </style:style>
    <style:style style:name="gr2" style:family="graphic" style:parent-style-name="standard">
      <style:graphic-properties draw:fill-color="#e16173" draw:textarea-horizontal-align="justify" draw:textarea-vertical-align="middle" draw:auto-grow-height="false" fo:min-height="1.457cm" fo:min-width="2.55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1.278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4.58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2.421cm"/>
    </style:style>
    <style:style style:name="P1" style:family="paragraph">
      <style:paragraph-properties fo:text-align="center"/>
    </style:style>
    <style:style style:name="P2" style:family="paragraph">
      <loext:graphic-properties draw:fill-color="#e1617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2.921cm" svg:x="2.397cm" svg:y="6.969cm">
          <text:p text:style-name="P1">CROSSR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2.921cm" svg:x="2.397cm" svg:y="13.573cm">
          <text:p text:style-name="P1">CROSSR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42cm" svg:height="2.921cm" svg:x="2.524cm" svg:y="19.923cm">
          <text:p text:style-name="P1">CROSSR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2.413cm" svg:x="12.43cm" svg:y="2.905cm">
          <text:p text:style-name="P1">PO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2.413cm" svg:x="13.192cm" svg:y="13.827cm">
          <text:p text:style-name="P1">PO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318cm" svg:height="2.413cm" svg:x="13.446cm" svg:y="20.177cm">
          <text:p text:style-name="P1">PO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318cm" svg:y1="6.969cm" svg:x2="5.318cm" svg:y2="4.302cm">
          <text:p/>
        </draw:line>
        <draw:line draw:style-name="gr4" draw:text-style-name="P3" draw:layer="layout" svg:x1="5.318cm" svg:y1="4.302cm" svg:x2="12.43cm" svg:y2="4.302cm">
          <text:p/>
        </draw:line>
        <draw:line draw:style-name="gr4" draw:text-style-name="P3" draw:layer="layout" svg:x1="8.239cm" svg:y1="14.97cm" svg:x2="13.319cm" svg:y2="14.97cm">
          <text:p/>
        </draw:line>
        <draw:line draw:style-name="gr4" draw:text-style-name="P3" draw:layer="layout" svg:x1="8.239cm" svg:y1="21.447cm" svg:x2="13.446cm" svg:y2="21.447cm">
          <text:p/>
        </draw:line>
        <draw:line draw:style-name="gr4" draw:text-style-name="P3" draw:layer="layout" svg:x1="5.318cm" svg:y1="10.017cm" svg:x2="5.318cm" svg:y2="13.573cm">
          <text:p/>
        </draw:line>
        <draw:line draw:style-name="gr4" draw:text-style-name="P3" draw:layer="layout" svg:x1="5.445cm" svg:y1="16.494cm" svg:x2="5.445cm" svg:y2="19.923cm">
          <text:p/>
        </draw:line>
        <draw:frame draw:style-name="gr5" draw:text-style-name="P4" draw:layer="layout" svg:width="3.302cm" svg:height="1.016cm" svg:x="6.842cm" svg:y="3.159cm">
          <draw:text-box>
            <text:p>HAS_POI</text:p>
          </draw:text-box>
        </draw:frame>
        <draw:frame draw:style-name="gr5" draw:text-style-name="P4" draw:layer="layout" svg:width="3.302cm" svg:height="1.016cm" svg:x="8.747cm" svg:y="13.954cm">
          <draw:text-box>
            <text:p>HAS_POI</text:p>
          </draw:text-box>
        </draw:frame>
        <draw:frame draw:style-name="gr5" draw:text-style-name="P4" draw:layer="layout" svg:width="3.302cm" svg:height="1.016cm" svg:x="8.874cm" svg:y="20.304cm">
          <draw:text-box>
            <text:p>HAS_POI</text:p>
          </draw:text-box>
        </draw:frame>
        <draw:frame draw:style-name="gr5" draw:text-style-name="P4" draw:layer="layout" svg:width="2.412cm" svg:height="1.016cm" draw:transform="rotate (-1.56713113536571) translate (6.449cm 10.652cm)">
          <draw:text-box>
            <text:p>ROAD</text:p>
          </draw:text-box>
        </draw:frame>
        <draw:frame draw:style-name="gr5" draw:text-style-name="P4" draw:layer="layout" svg:width="2.412cm" svg:height="1.016cm" draw:transform="rotate (-1.56713113536571) translate (6.579cm 16.875cm)">
          <draw:text-box>
            <text:p>ROAD</text:p>
          </draw:text-box>
        </draw:frame>
        <draw:custom-shape draw:style-name="gr6" draw:text-style-name="P6" draw:layer="layout" svg:width="1.778cm" svg:height="2.54cm" svg:x="15.986cm" svg:y="4.048cm">
          <text:p text:style-name="P5">id</text:p>
          <text:p text:style-name="P5">typ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2.54cm" svg:x="16.748cm" svg:y="14.97cm">
          <text:p text:style-name="P5">id</text:p>
          <text:p text:style-name="P5">typ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2.54cm" svg:x="17.002cm" svg:y="21.32cm">
          <text:p text:style-name="P5">id</text:p>
          <text:p text:style-name="P5">typ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2.54cm" svg:x="7.604cm" svg:y="8.493cm">
          <text:p text:style-name="P5">id</text:p>
          <text:p text:style-name="P5">long</text:p>
          <text:p text:style-name="P5">la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2.54cm" svg:x="7.477cm" svg:y="15.224cm">
          <text:p text:style-name="P5">id</text:p>
          <text:p text:style-name="P5">long</text:p>
          <text:p text:style-name="P5">la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778cm" svg:height="2.54cm" svg:x="7.604cm" svg:y="21.701cm">
          <text:p text:style-name="P5">id</text:p>
          <text:p text:style-name="P5">long</text:p>
          <text:p text:style-name="P5">la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8cm" svg:height="1.016cm" svg:x="6.256cm" svg:y="1.889cm">
          <text:p text:style-name="P5">dist_start_node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9.89cm" svg:y1="3.54cm" svg:x2="10.652cm" svg:y2="2.905cm">
          <text:p/>
        </draw:line>
        <draw:custom-shape draw:style-name="gr7" draw:text-style-name="P6" draw:layer="layout" svg:width="5.08cm" svg:height="1.016cm" svg:x="7.985cm" svg:y="12.811cm">
          <text:p text:style-name="P5">dist_start_nod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6" draw:layer="layout" svg:width="5.08cm" svg:height="1.016cm" svg:x="8.366cm" svg:y="19.034cm">
          <text:p text:style-name="P5">dist_start_node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11.922cm" svg:y1="14.335cm" svg:x2="12.684cm" svg:y2="13.827cm">
          <text:p/>
        </draw:line>
        <draw:line draw:style-name="gr3" draw:text-style-name="P3" draw:layer="layout" svg:x1="11.922cm" svg:y1="20.558cm" svg:x2="12.557cm" svg:y2="20.05cm">
          <text:p/>
        </draw:line>
        <draw:custom-shape draw:style-name="gr8" draw:text-style-name="P6" draw:layer="layout" svg:width="2.921cm" svg:height="2.032cm" svg:x="1.381cm" svg:y="10.906cm">
          <text:p text:style-name="P5">id</text:p>
          <text:p text:style-name="P5">distanc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921cm" svg:height="2.032cm" svg:x="1.508cm" svg:y="17.256cm">
          <text:p text:style-name="P5">id</text:p>
          <text:p text:style-name="P5">distan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2cm" svg:y1="11.922cm" svg:x2="5.572cm" svg:y2="11.922cm">
          <text:p/>
        </draw:line>
        <draw:line draw:style-name="gr3" draw:text-style-name="P3" draw:layer="layout" svg:x1="4.429cm" svg:y1="18.145cm" svg:x2="5.699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1:49:55.489438201</meta:creation-date>
    <dc:date>2019-02-26T12:19:04.005417951</dc:date>
    <meta:editing-duration>PT6M46S</meta:editing-duration>
    <meta:editing-cycles>1</meta:editing-cycles>
    <meta:document-statistic meta:object-count="33"/>
    <meta:generator>LibreOffice/6.1.5.2$Linux_X86_64 LibreOffice_project/10$Build-2</meta:generator>
  </office:meta>
</office:document-meta>
</file>